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fo:font-size="26pt" officeooo:rsid="000bf069" officeooo:paragraph-rsid="000bf06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 JQZMCZVMY OJH OVGFDIB OCZ JOCZM YVT OCVO JIZ JA OCZ XJHKVIDZN CZ HVIVBZN DN BJDIB OJ WZ OVFZI JQZM. OCZ XJHKVIT CVN HZIODJIZY OJ CDH OCVO OCZ KPMXCVNZ DN BJDIB OJ WZ WDB VIY OCVO OCZ NOJXF KMDXZ DN MZVGGT BJDIB OJ DIXMZVNZ WT VI ZSOMZHZGT CDBC VHJPIO. RCZI D ADIY JPO HJMZ D RDGG KGVXZ V ADGZ JI TJPM YZNFOJK ODOGZY AJMHVO RDOC V KVNNRJMY NZO OJ MVNKWZMMTKD. DI OCZ ADGZ RDGG WZ OCZ MZAZMZIXZ IPHWZM JA OCZ XJHKVIT VIY OCZ YVOZ OCZ OVFZ JQZM RDGG CVKKZI. D OCDIF RZ NCJPGY WPT NCVMZN WZAJMZ OCZ OVFZ JQZM VN RZ VMZ DI AJM V XCVIXZ OJ HVFZ LPDOZ V GJO JA HJIZT. YJ IJO OZGG VITJIZ, OCDN XJPGY WZ JPM ODXFZO OJ WDBBZM OCDIB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11:28:03.582138869</meta:creation-date>
    <dc:date>2019-06-03T11:30:25.549372246</dc:date>
    <meta:editing-duration>PT2M26S</meta:editing-duration>
    <meta:editing-cycles>1</meta:editing-cycles>
    <meta:document-statistic meta:table-count="0" meta:image-count="0" meta:object-count="0" meta:page-count="1" meta:paragraph-count="1" meta:word-count="125" meta:character-count="625" meta:non-whitespace-character-count="501"/>
    <meta:generator>LibreOffice/5.2.7.2$Linux_ARM_EABI LibreOffice_project/528e71104c3fcc3637004cef595401b05295414c</meta:generator>
  </office:meta>
</office:document-meta>
</file>